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1. ABOUT THIS APPLICATION </text:p>
      <text:p text:style-name="Standard">******************************************</text:p>
      <text:p text:style-name="Standard"/>
      <text:p text:style-name="Standard">The Aim of this Application <text:s/>is "Zend Framework 1 (ZF1) module based application with datatables"</text:p>
      <text:p text:style-name="Standard"/>
      <text:p text:style-name="Standard"><text:s text:c="17"/>This is the skeleton application that integrates <text:s/>datatables in Zend Framework 1 (ZF1) , and this application follows the module structure.</text:p>
      <text:p text:style-name="Standard"/>
      <text:p text:style-name="Standard"/>
      <text:p text:style-name="Standard"/>
      <text:p text:style-name="Standard">2. WHAT THIS APPLICATION CONTAINS</text:p>
      <text:p text:style-name="Standard">******************************************</text:p>
      <text:p text:style-name="Standard"/>
      <text:p text:style-name="Standard">Below is a list of files released as part of this build.</text:p>
      <text:p text:style-name="Standard"/>
      <text:list xml:id="list1599462996" text:style-name="L1">
        <text:list-item>
          <text:p text:style-name="P1"><text:s/>Application/configs/application.ini <text:s/>→ this file contains application configuration.</text:p>
        </text:list-item>
      </text:list>
      <text:p text:style-name="Standard"/>
      <text:p text:style-name="Standard"/>
      <text:list xml:id="list1910158223" text:style-name="L2">
        <text:list-item>
          <text:p text:style-name="P2"><text:s/>Application/layouts/ → this folder contains application Layouts.</text:p>
        </text:list-item>
      </text:list>
      <text:p text:style-name="Standard"/>
      <text:list xml:id="list301302217" text:style-name="L3">
        <text:list-item>
          <text:p text:style-name="P3"><text:s/>Application/modules <text:s/>→ <text:s/>this folder contains two modules (default , admin).</text:p>
        </text:list-item>
      </text:list>
      <text:p text:style-name="Standard"/>
      <text:list xml:id="list1665608724" text:style-name="L4">
        <text:list-item>
          <text:p text:style-name="P4">Application/Bootstrap.php <text:s/>→ Bootstrap file.</text:p>
        </text:list-item>
      </text:list>
      <text:p text:style-name="Standard"/>
      <text:list xml:id="list1160955623" text:style-name="L5">
        <text:list-item>
          <text:p text:style-name="P5">library/Twitter → this folder contains Twitter form library.</text:p>
          <text:p text:style-name="P5"/>
        </text:list-item>
        <text:list-item>
          <text:p text:style-name="P5">Public → this folder contains css,js,media, index.php <text:s/>files.</text:p>
          <text:p text:style-name="P5"/>
        </text:list-item>
        <text:list-item>
          <text:p text:style-name="P5">Zendreg.sql → sql fi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heema s</meta:initial-creator>
    <meta:creation-date>2012-08-24T11:51:03.84</meta:creation-date>
    <dc:date>2013-06-11T12:07:47</dc:date>
    <dc:creator>Bheema </dc:creator>
    <meta:editing-duration>PT1H34S</meta:editing-duration>
    <meta:editing-cycles>3</meta:editing-cycles>
    <meta:generator>LibreOffice/3.4$Linux LibreOffice_project/340m1$Build-302</meta:generator>
    <meta:document-statistic meta:table-count="0" meta:image-count="0" meta:object-count="0" meta:page-count="1" meta:paragraph-count="14" meta:word-count="114" meta:character-count="872" meta:non-whitespace-character-count="751"/>
  </office:meta>
</office:document-meta>
</file>